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c21" officeooo:paragraph-rsid="00199c21"/>
    </style:style>
    <style:style style:name="P2" style:family="paragraph" style:parent-style-name="Standard">
      <style:text-properties fo:font-weight="bold" officeooo:rsid="00199c21" officeooo:paragraph-rsid="00199c21" style:font-weight-asian="bold" style:font-weight-complex="bold"/>
    </style:style>
    <style:style style:name="P3" style:family="paragraph" style:parent-style-name="Standard">
      <style:text-properties fo:font-weight="normal" officeooo:rsid="001f6977" officeooo:paragraph-rsid="001f6977" style:font-weight-asian="normal" style:font-weight-complex="normal"/>
    </style:style>
    <style:style style:name="P4" style:family="paragraph" style:parent-style-name="Standard">
      <style:text-properties officeooo:rsid="001e4fe7" officeooo:paragraph-rsid="001e4fe7"/>
    </style:style>
    <style:style style:name="P5" style:family="paragraph" style:parent-style-name="Standard">
      <style:text-properties fo:font-weight="bold" officeooo:rsid="00199c21" officeooo:paragraph-rsid="00199c21" style:font-weight-asian="bold" style:font-weight-complex="bold"/>
    </style:style>
    <style:style style:name="P6" style:family="paragraph" style:parent-style-name="Standard">
      <style:text-properties fo:font-weight="bold" officeooo:rsid="001f6977" officeooo:paragraph-rsid="00199c21" style:font-weight-asian="bold" style:font-weight-complex="bold"/>
    </style:style>
    <style:style style:name="P7" style:family="paragraph" style:parent-style-name="Standard">
      <style:text-properties fo:font-size="15pt" fo:font-weight="normal" officeooo:rsid="001b3beb" officeooo:paragraph-rsid="001aa5dd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qto: 15-10-2023 </text:p>
      <text:p text:style-name="P1"/>
      <text:p text:style-name="P1"/>
      <text:p text:style-name="P2"><text:span text:style-name="T3">Nestor Infante said</text:span>:</text:p>
      <text:p text:style-name="P1"/>
      <text:p text:style-name="P1">(1): </text:p>
      <text:p text:style-name="P1"><text:tab/><text:span text:style-name="T1">sudo docker run -d -p 5434:5432 --name adempiere.db --network adempiere_network -v adempiere_prod:/var/lib/postgresql/data -e POSTGRES_PASSWORD="#f5*%%45)" --restart unless-stopped postgres:14</text:span></text:p>
      <text:p text:style-name="P2"/>
      <text:p text:style-name="P3"><text:span text:style-name="T1">Nota</text:span>: en el contenedor ‘adempiere-db-test’ la contraseña: ‘adempiereTest’ <text:s/></text:p>
      <text:p text:style-name="P2"/>
      <text:p text:style-name="P7">*Importante*</text:p>
      <text:p text:style-name="P1"/>
      <text:p text:style-name="P4"><text:tab/><text:span text:style-name="T1">(2.1)</text:span></text:p>
      <text:p text:style-name="P4"/>
      <text:p text:style-name="P2"><text:tab/>los datos que usa DDH_ZK es:</text:p>
      <text:p text:style-name="P2"/>
      <text:p text:style-name="P2"><text:tab/>ADEMPIERE_DB_NAME=DDH<text:tab/></text:p>
      <text:p text:style-name="P2"><text:tab/>ADEMPIERE_DB_PASSWORD=AzLY7Dzx59g</text:p>
      <text:p text:style-name="P2"><text:tab/>ADEMPIERE_DB_PORT=5432</text:p>
      <text:p text:style-name="P2"><text:tab/>ADEMPIERE_DB_SERVER=adempiere.db</text:p>
      <text:p text:style-name="P2"><text:tab/>ADEMPIERE_DB_USER=adempiere</text:p>
      <text:p text:style-name="P2"/>
      <text:p text:style-name="P2"><text:tab/>en el postgres se deben crear el usuario adempiere y con la password <text:bookmark-start text:name="__DdeLink__1_512246861"/>AzLY7Dzx59g<text:bookmark-end text:name="__DdeLink__1_512246861"/></text:p>
      <text:p text:style-name="P2"/>
      <text:p text:style-name="P6"><text:tab/>(2.2): </text:p>
      <text:p text:style-name="P2"/>
      <text:p text:style-name="P2"><text:tab/></text:p>
      <text:p text:style-name="P2"/>
      <text:p text:style-name="P2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4:48:19.659116882</meta:creation-date>
    <dc:date>2024-09-10T16:31:17.545180419</dc:date>
    <meta:editing-duration>PT22M14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17" meta:word-count="62" meta:character-count="589" meta:non-whitespace-character-count="527"/>
  </office:meta>
</office:document-meta>
</file>